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2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Zevende-dags Adventi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vende-dags Adventi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e dag Adventi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vende dag Adventi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i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isten (De Nederl. Vereen. van Zevende-dags-adventiste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isten (De Nederl. Vereen. Van Zevende -dags-Adventiste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vende-dags-Adventis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culis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oculis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ocu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gescheiden Gemeent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gescheiden Gemeent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gescheiden Geme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gescheiden Israëlit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gescheiden Israëlit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gescheiden Israeliet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gescheiden Israëlitische Gem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emene Kerk van het Nieuw Jeruzalem (Swedeborg Genootschap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ene Kerk van het Nieuw Jeruzalem (Swedeborg Genootschap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den der Nieuwe Jeruzalemsche ker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ruzalemsche ker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edenborgsch Genootsch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. Kerk v.h. Nieuw Jeruzalem (Swedeborgianen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. Kerk v.h.Nieuw Jeruzalem (Swedeborg Genootschap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edenborg Genootsch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 Nieuwe Kerk (Swedenborgiaan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ene Broederschap organisati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gemene Broederschap organisati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gemeene Broederschap organisati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gemene Christelijke kerk in S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gemene Christelijke kerk in S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gemeene Christelijke kerk in S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er geloofsgenootschap of kerkelijke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er geloofsgenootschap of kerkelijke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et genoemde gezindhed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sonen behoorende tot eene andere kerkelijke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sonen Behoorde tot eene andere kerkel.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ige kerkel. gezindt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 eene andere kerk. gezindte beh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sonen behoorende tot eene andere kerkel.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ere gezindten (Personen behoorende tot een buitenlandsch, niet in Nederland gevestigd kerkgenootschap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ere kerkel. gezindt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 een andere kerk. gezindte beh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sonen behoordende tot een andere kerkel.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ere kerk. gezindt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ige kerkgen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ige kerkgenootschapp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ige kerkelijke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i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ere kerkelijke gezind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ige kleinere gezindt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glicaans Episcopaalse ker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caans Episcopaalse ker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kaansche Episcopal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kaansch-Episcopal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caansch Episcopal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caansche Episcopal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kaansch Episcop. Ker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likaansch Episcopale Ker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urch of Engla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throposophische Verenig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hroposophische Verenig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hroposophische Vereenig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oinism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toinism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toinism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ostolisch Genootscha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ostolisch Genootscha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ristelijk Apostolisch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ostolisch Genootscha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ostolische Gemee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postolische Gemee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postolische Gemee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derlands-hervorm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postolischen (verzamelterm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postolischen (verzamelterm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postolisch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meens Apostolische Ker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meens Apostolische Ker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menian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egorian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ptisten Gemeent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ptisten Gemeent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ptist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meente van gedoopte Christenen (ook genaamd Baptisten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m. van Gedoopte Christen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meente van gedoopte Christen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ptisten Gemeent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reformeerde kerken (verzamelterm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ereformeerde kerken (verzamelterm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h. tot de Gereformeerde kerk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hoorende tot de Gereformeerde kerk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lgische Zendingsker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lgische Zendingsker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lgische Zendingsker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rije Baptisten gemeente Beth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rije Baptisten gemeente Beth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thel, genezen door geb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jbels Zendingsgenootscha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jbels Zendingsgenootscha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jbel Zendingsgenootscha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avats bij Boeddhism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lavats bij Boeddhism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eddhism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eddhi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eddhiste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nd van Religieuze Anarco-Communiste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nd van Religieuse An-Archo-Communiste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ahmane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hmane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lvinisten (verzamelterm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lviniste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hristelijke Gereformeerde Kerke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r. Geref Ker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rist. Geref. Ker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r.Geref.Ker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ristelijk Afgescheiden Gemeent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ristelijke Gereformeerd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ristelijk Gereformeerden (Afgescheidenen)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ristelijk Afgescheiden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ristelijk Afgescheid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ristelijk Afgescheiden Gem.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ristelijke Evangelische Gemeent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ristelijk Evangelisch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ristelijk Evangelische gemeen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ristelijk Gereformeer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ristelijk Gereformeerde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ristelijk Gereformeer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ereformeerd (w.v. Chr.Geref.Kerk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ristelijk-gereformeer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osters-Orthodoxe kerken (verzamelterm)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hristelijk Orthodoxe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hristelijke Vereniging onder het Krui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ristelijke Vereeniging onder het krui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ristenen onder het krui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meente onder het krui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risten Allianti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vangelische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risten Allianti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vangelische Allianti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risten Gemeente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risten Gemeen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risten socialiste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risten Socialiste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risten zonder kerkgenootscha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risten zonder kerkgenootscha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ristengemeenscha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hristengemeenscha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e Christen gemeenscha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hristian Reformed Churc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ristian Reformed Churc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ristian Scienc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istian Scienc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istianism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ristianism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ristianisme Primitif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ristianisme Primitif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mité Wallone d'action Evangelique liberal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mité Wallone d'action Evangelíque liberal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gregational Churc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gregationaliste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gregational Churc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ergadering der gelovigen (Darbisten)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arbiste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ergadering der Christene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ergadering van geloovigen op grondslag van Matth. 18:20a (Darbisten)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ergadering van geloovigen op grondslag van Matth. 18:20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ergadering van Gelovige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vangelische of Moravische Broedergemeente (Hernhutters)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rnhutters of Moravische Broede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rnhutters (Evangelische of Moravische Broedergemeente)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rnhutters Evangelische of Moravische broedergemee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rnhutters, Evangelische of Moravische broedergem.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roedergemee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rnhutte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ravische Broederschap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e Evangelische Broedergemeente (Hernhutters)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vangelische Broedergemeente (Hernhutters)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rnhutte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vangelische Broedergemee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vangelische Broedergemeente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e Hersteld Apostolische Zendingsgemeente en de Hersteld Apostolische Zendingsgemeente in de Eenheid der Apostelen (verzamelterm)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 Hersteld Apostolische Zendingsgem. en de Hersteld Apostolische Zendingsgem. in de Eenheid der Apostele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ersteld Apostolische Zendingsgemeente en Hersteld Apostolische Zendingsgemeente in de Eenheid der Apostele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ense Staatsker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ensche Ker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issidente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ssidente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sside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oopsgezinden (Mennonieten)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opsgezinden of Mennoniete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opsgezinde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ennoniete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ereenigd Doopsgezinde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opsgezi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opsgezinde Gemeente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opsgezinde Gemeente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rtsch Gereformeerde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ordtsch Gereformeerde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ordtsch Gereformeer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uitsch Evangelisch Lutherse Geme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 Evangelische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-Evangelische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 Evangelisch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 Evangelische Geme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 Evangelische geme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 Evangelisch Luthersch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uitsche Staatsker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ederduits Gereformeer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uitsch Gereformeer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uitse Protestantse kerkgenootschappen (verzamelterm)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uitse Protestantse kerkgen.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glise de Bruxell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Église Evangélique de Bruxell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Église de Bruxell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glise Evangélique Missionnair Belg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Église Évangélique Missionnair Belg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glise Indépendant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Église indépendant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Église Indépendant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glise Libr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Église libr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glise Libre Suis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Église Libre Suis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glise nationale de Suis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Nationale Suis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witschersch Protestante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National Suis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national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nationale de Genèv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nationale de Suis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Protest. National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Église nationale Suis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tionale Kerk van Genèv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witsersch Gereformeer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glise Réformée de Franc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Église Réformée de Franc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Église Réformée de Pari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glise Vendoise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Église Vendoise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ngels Gereformeer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gelsch Gereformeer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gels Presbyteriaans Hervormde gemeent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che of Presbijteriaansche Hervormd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che Presbyterianen (Hervormden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e Presbyterian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che Presbyterian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ch Hervormd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ch Hervorm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resbyterian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ch Presbyteriaansche gemeent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gels Israëlie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ngelsch Israëlie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ngels Katholiek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gelsch Katholieke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gels Wallegaanse kerk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ngelsch Wallegaansche kerk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hurch of Englan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gelsche Kerk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gelse protestantse kerkgenootschappen (verzamelterm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ngelse Protestantse kerkgen.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nglish Protestant Independe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glish Protest. Independant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vangelisch Luther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elisch Luthersche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elisch Luthersch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uthersch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. Luther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.Luther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elisch-Luther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elisch Luther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vangelisch Gereformeer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vangelisch Gereformeer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vangelische gemeent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vangelische Gemeent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vangelische gemeent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vangelische Gemeente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ond van Vrije Evangelische gemeente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ond van Vrije Evangelische gemeente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Evangelische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ond van Vrije Christelijke gem. In Nederlan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Christelijke gemeen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vangelische Gemeente (Vrije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Christel. Gemeente (Bond v.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Evangelische Gemeen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Christelijke Gem. (Bond van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Evangelische gemeen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Evangel. Gemeen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-evangelisch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rije Evangelische Gemeente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vangelische Landeskirche der Schweiz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vangelische Landeskirche der Schweiz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llowship of Reconciliati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llowship of Reconciliati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aals Hervormde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ransche of Waalsche Hervormden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aalsche Hervormde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aalsch Hervormde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aalsch Hervorm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ransche Kerk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aals Hervorm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aals-hervorm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umaniste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en kerkelijk gezindte (Humanisten)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en geloofsgenootschap of kerkelijke gezind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en kerkgenootschap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en kerkgenootschap of gezindte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 geen kerkelijke gezindte beh.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onder kerkel. gezind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 geen kerk. gez. beh.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ersonen behoorende tot geen kerkelijke gezind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 geen kerk.gez.beh.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en kerkgen.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en kerkelijke gezind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en kerkelijke gezindte (Overige zonder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loofsgenezin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eloofsgenezin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eloofsvereniging in de volheid van Christu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eloofsvereeniging in de volheid van Christu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emeenschap Kinderen God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emeenschap Kinderen God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hristen Gemeenschap Gemeente God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emeente des Heere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emeente Gods (Chr. Gemeenschap)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emeente des Here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emeente van Gods Zoo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meente van Gods Zoo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meente van Jezus Christu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Quaker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uaker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Kwaker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ociety of Friend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enootsch. der Vrienden (Quakers)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ereformeerde Gemeente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eden der Gereformeerde Gemeen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eformeerde Gemeen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eformeerde gemeen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ef. Gem.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ef. Gemeente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eformeerde Gemeente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eformeerde Gemeenten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eerden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rije Gereformeerden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eerden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eerde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eerde Gemeente onder h.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. Gem.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eerde gemeente onder het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. Gemeenten o/h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. Gemeenten o/h Kru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reformeerde Kerk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ereformeerde kerk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eref. Kerk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ereformeerd (w.v. Geref.Kerken)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ereformeerde Kerk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ereformeerde Kerken (artikel 31; vrijgemaakt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eref. Kerken (art.31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ereformeerd (w.v. Geref.Kerken (art.31)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eref. Kerken (art. 31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ereformeerde Kerken (vrijgemaakt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ereformeerden (totaal) (verzamelterm)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ereformeerd (totaal)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ud Gereformeerde Gemeent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-Gereformeerd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 Gereformeerd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edeboerian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 Gereformeer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ereformeerde Gemeente (Oud)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 Gereformeerde Gemeent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 Gereformeerde gemeent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 Geref. Gem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ereformeerd (w.v. Oud Geref. Gemeenten)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 Geref. Gemeent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ud-Gereformeerd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ereformeerde Kerk in Hersteld Verban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ereformeerde Kerk in Hersteld Verban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rije Gereformeerde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Gereformeerde Zendingskerk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ereformeerde Zendingskerk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rieken (verzamelterm)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rieke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rieks Katholiek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ieks Katholiek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ieksch Katholiek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uldenkete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uldenkete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rmonen (Heiligen der Laatste Dage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mone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an Jesus Christus of de Heiligen der laatste dagen (Mormone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an Jesus Christus of de Heiligen der laatste dage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an Jezus Christus of de Heiligen der laatste dage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an Christ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.Jezus Christus (Heil.d./l.dage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.Jezus Christus (Heil.d./l.dage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eiligen der Laatste Dage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rk van J.Chr. van de Heiligen der Laatste Dage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ger des Heil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eilslege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eger des Heil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ersteld Apostolische Gemeente in de Eenheid der Apostele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ersteld Apostolische gemeente in de Eenheid der Apostele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erst. Apost. Gem. in de Eenheid der Apostele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ersteld Apost. Gem. in de Eenheid der Apostele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ersteld Apostolische Zendingsgemeente in de Eenheid der Apostele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erst. Apost. Zend.gem. i.d. Eenh.d.Apost.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erst.Apost.Zend.gem.i.d.eenh.d.Apost.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ersteld Apostolische Zendingsgemeente in Nederlan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den der Apostolische Zending Gemeent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den der Hersteld Apostolische Zending Gemeent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rst. Apost. Zend.gem.in Nederlan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rst.Apost.Zend.gem.in Ned.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rsteld Apost. Zendingsgem.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rsteld Apostolische Zendingskerk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erst. Apost. Zendingskerk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ersteld Apost. Zendingskerk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ersteld Apostolisch (verzamelterm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ersteld Apostolischen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ersteld Apostolisch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ersteld Evangelisch Luther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e Lutherschen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Lutherschen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Luthersc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Evangelisc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Evangelisch Luthersc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Evangelisch Luther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Luther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Evangel. Luther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steld Evang.Luther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rvormd Gereformeerd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ervormd Gereformeerd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oogduitsche gemeent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oogduitsche gemeent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rish Church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ersche Kerk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ersch Protestante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ersche kerk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ndonesische Protestantse kerkgenootschappen (verzamelterm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ndonesische Protestantse kerkgen.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sraëliet (Nederlands en Portugees) (verzamelterm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eliete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ëlitisch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ëlieten (Personen behoorende tot een buitenlandsch, niet in Nederland gevestigd kerkgenootschap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ed. en Portug. Israëlie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ël. (Ned. en Port.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ël.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ëlitisch (Ned. en Port.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sraëlie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fgescheiden Israëlitische Gemeent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Israëlietische Gem. (Afgescheiden)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ehova's Getuige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Jehova's Getuige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Jongliedenbond voor Ernstig Christendom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ongeliedenbond voor ernstig Christendom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oodse Reform bewegin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Joodsche Reform bewegin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atholiek Apostolische Gemeente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atholiek Apostolisch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ath.Apost.Gemeente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nbekend geloofsgenootschap of kerkelijke gezindt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erkgenootschap onbeken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erkgenootschap of gezindte onbeken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ersonen van wie de kerkel. gezindte onbekend wa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erkelijke gezindte onbeken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ersonen waarvan de kerkel. gezindte onbekend wa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ersonen waarvan de kerkelijke gezindte onbekend wa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eden van de Episcopale Zionskapel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eden der Episcopale Zionskapel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Geloofsvereniging in de volheid van Christu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eden der Geloofsvereeniging in de volheid van Christu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eloofsvereniging van de Goddelijke Genezing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eden der Geloofsvereeniging v. de Goddelijke Genezing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ederlands Hervormde Zending Geme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ederd. herv. Zendingsgem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eden der Ned. Herv. Zending Geme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ederd. Hervormde Zendingsgeme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ederduits Gereformeerde Kerke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eden der Nederduitsche Gereformeerde Kerke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chotse Geme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chotsche geme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eden der Schotsche geme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chotsche kerk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Vrije Evangelische Gemeent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eden der Vrije Engelsche Gemeent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rije Evangelische Zending Gemeent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Vrije Evang. Zending Gem.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eden der Vrije Evangelische Zending Gemeent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Vrije Geme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eden der Vrije Geme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Vrije geme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Vrije Gereformeerde Geme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eden der Vrije Gereformeerde Geme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rije Gereformeerde geme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rije Geref. Geme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rije Zending Gemeent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Vrije Zending Gem.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eden der Vrije Zending Gemeent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Vrije Zending Gemeent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endingsgemeent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Vrije Zendingsgemeent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urtembergse Kerk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eden der Wurtembergsche Kerk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testantenbon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eden van den Protestantenbon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Nederlandsche Protestanten Bon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Ned.Protestantenbon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Ned. Protestantenbon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eer van Confusiu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eer van Confusiu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Islam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homedanen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ranatha-groep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ranatha-groep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thodisten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thodisten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odern Gereformeer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odern Gereformeer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ederlands Hervorm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erduitsche Hervormden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erduitsche Israëliten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erduitsch Hervomden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erduitsch Hervom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erlandsch Hervom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. Hervorm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.Hervorm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ederlandse Israëlite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derlandsche Israëlite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derlandsche Israëliete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derl. Israëlie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derlandsch Israëlie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derlands Hervorm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ieuw Apostolisch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Nieuw Apostolisch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Non Reformiste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Non Reformiste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Noorse Staatskerk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oorsche Staatsreligion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Old Fellow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Old Fellow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Onbekend en ander geloofsgenootschap of kerkelijke gezindte (verzamelterm)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nbekend en tot geene der genoemde gezindheden behoorende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nbekenden, tot geen der genoemde kerkgenootschappen behoorende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t een ander of tot geen kerkgenootschap behoorende, of onbekend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t een ander of tot geen kerkgenootschap of gezindte behoorende, of onbekend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pen Broeder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Open Broeder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Orde van Goede Tempeliere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Orde van Goede Tempeliere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Oud Katholieke Kerk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-Roomschen of van de Bisschoppelijke Klerezi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-Roomschen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Roomschen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Bisschoppelijke Cleresi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Roomsch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Bissch. Cleresie (Oud-Roomsch)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Bisschoppelijke Cleresie (Oud-Roomsch)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-Kath. Kerk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Katholieke Kerk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-katholiek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-katholieke kerk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d Evangelisch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Oud Evangelisch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Oud-Luthersch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Oud Lutherse gemeente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Oud Gereformeerd onder het Krui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Oud Gereformeerden onder het krui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Oud Gereformeerd onder het krui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Oud Hervorm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Oud Hervorm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Oud Israëlie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ud Israëlie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ud Protestanten (verzamelterm)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ud Protestanten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ud Protestant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verige Gereformeerden (verzamelterm)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Overige gereformeerden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Overige Protestantse kerkgenootschappen (verzamelterm)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rotestanten (Personen behoorende tot een buitenlandsch, niet in Nederland gevestigd kerkgenootschap)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Overige Protestantse Kerkgen.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aulinische Verenigin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aulinische Vereenigin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Vreemde (buitenlandse) godsdiensten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Vreemde godsdiensten (buitenlands)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inkstergroepe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inkstergemeente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inkstergroepe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lymouth Brother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lymouth Brother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ortugees Israëliet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ortugesche Israëlite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ortugeesche Israëlite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ortugeesche Israëliete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ortugeesch Israëliet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rotestanten (verzamelterm)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rotestanten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ligion Protèstante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ruissische Landeskirch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uissische Landeskirch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uriteinen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uriteinen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é Evangelisatie gemeent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é Evangelisatie gemeent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eligieus Socialistisch Verbond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Religieus Socialistisch Verbond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Religieuse Jeugdgemeente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Religieuse Jeugdgemeente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Remonstran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monstranten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monstranten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monstrantsch Gereformeerd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monstran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monstrantse Broederschap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Remonstrantsche Broederschap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Rooms-Katholiek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ch-Katholijke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ch Catholijke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ch-Catholijke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ch-Catholieke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ch Katholiek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ch-Katholiek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-Katholiek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-Kath.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oms-katholiek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ozekruisen Genootschap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osecrusian Genootschap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ozekruisen Genootschap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ussisch Orthodox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ussisch Orthodoxen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ussisch Orthodox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abbathiste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bbatiste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bbathiste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bbattiste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oefi bewegin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oefi-bewegin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oefi bewegin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piritisten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piritisten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piritualiste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piritualiste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tadszending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tadszending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empelbouwer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empelbouwer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heosophische Verenigin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Theosophe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Theosophische Vereenigin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nitarissen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Unitarissen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Valdese de Piemonte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Valdese de Piemonte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Verbreiding der Waarheid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Verbreiding der Waarheid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Vereniging "De Nieuwe Gedachte"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ereeniging "De Nieuwe Gedachte"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Vereniging de Dageraad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reeniging de Dageraad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reeniging Vrije Gedachten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ereniging Jeruel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ereeniging Jeruel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ereniging om Christus geheel te volgen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Vereeniging om Christus geheel te volgen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Vereniging van Gelovigen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Vereeniging van Geloovigen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Vereniging van Vrij Religieusen "De Tempelhouders"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Vereeniging van Vrij Religieusen "De Tempelhouders"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Vergadering "De Volheid van Christus"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Vergadering "De Volheid van Christus"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Volgelingen van Ds. Pauwe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Volgelingen van Ds. Pauwe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Vrij Christelijk geloof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Vrij Christelijk Geloof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Vrije Broeder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Vrije Broeder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Vrije Hervormde Gemeente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rije Hervormden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rije Hervormde Gemeente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rije Jeugdkerk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Vrije Jeugdkerk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Vrije Katholieke Kerk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rije Katholieke Kerk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rij-katholiek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rije Protestanten (verzamelterm)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Vrije Protestante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Vrije Religieuse Kring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Vrije Religieuse Kring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Vrijmetselaar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rijmetselaar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rijzinnig Apostolisc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rijzinnig Apostolisc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rijzinnig Christelijke Jongeren Bond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Vrijzinnig Christelijke Jongeren Bond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Vrijzinnig Christelijke Studenten Bond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Vrijzinnig Christelijke Studenten Bond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Vrijzinnig Godsdienstige Vereniging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Vrijzinnig Godsdienstige Vereeniging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Vrijzinnig Hervormde Gemeente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Vrijzinnig Hervormde Gemeente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Vrijzinnig Hervormd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Vrijzinnig Protestan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Vrijzinnig Protestan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Vrijzinnig Religieuse Gemeenschap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Vrijzinnig Religieuse Gemeenschap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Vrijzinnige Jeugdkerk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Vrijzinnige Jeugdkerk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Waldenzen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Waldenzen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Wasa Gemeent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Wasa Gemeent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Wederdooper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Wederdooper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Wesleyane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Wesleyaane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Woodbrooker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Woodbrooker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Zevende dag Baptisten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Zevende dag Baptisten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Zionisten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Zionisten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Zweeds Hervormd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Zweedsch Hervormd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Zweedse Staatskerk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Zweedsche Staatskerk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Zwinglianen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Zwinglianen</text:p>
          </table:table-cell>
          <table:table-cell office:value-type="float" office:value="217" calcext:value-type="float">
            <text:p>217</text:p>
          </table:table-cell>
        </table:table-row>
      </table:table>
      <table:named-expressions/>
      <table:database-ranges>
        <table:database-range table:name="__Anonymous_Sheet_DB__0" table:target-range-address="Sheet1.A1:Sheet1.B7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11:23:16.805504679</meta:creation-date>
    <dc:date>2014-03-21T11:25:15.760113296</dc:date>
    <meta:editing-duration>P0D</meta:editing-duration>
    <meta:editing-cycles>1</meta:editing-cycles>
    <meta:document-statistic meta:table-count="1" meta:cell-count="1452" meta:object-count="0"/>
    <meta:generator>LibreOffice/4.2.2.1$Linux_X86_64 LibreOffice_project/420m0$Build-1</meta:generator>
  </office:meta>
</office:document-meta>
</file>